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28e5" officeooo:paragraph-rsid="0010f07b"/>
    </style:style>
    <style:style style:name="P2" style:family="paragraph" style:parent-style-name="Standard">
      <style:text-properties officeooo:rsid="001528e5" officeooo:paragraph-rsid="001604c1"/>
    </style:style>
    <style:style style:name="P3" style:family="paragraph" style:parent-style-name="Standard">
      <style:text-properties officeooo:rsid="001528e5" officeooo:paragraph-rsid="0010f07b" fo:background-color="#ffff00"/>
    </style:style>
    <style:style style:name="P4" style:family="paragraph" style:parent-style-name="Standard">
      <style:text-properties fo:font-weight="bold" officeooo:rsid="00071d9f" officeooo:paragraph-rsid="0012d4a5" style:font-weight-asian="bold" style:font-weight-complex="bold"/>
    </style:style>
    <style:style style:name="P5" style:family="paragraph" style:parent-style-name="Standard">
      <style:text-properties fo:font-weight="bold" officeooo:rsid="0012d98b" officeooo:paragraph-rsid="0012d98b" style:font-weight-asian="bold" style:font-weight-complex="bold"/>
    </style:style>
    <style:style style:name="P6" style:family="paragraph" style:parent-style-name="Standard">
      <style:text-properties fo:font-weight="bold" officeooo:rsid="0024a9cf" officeooo:paragraph-rsid="0024a9cf" style:font-weight-asian="bold" style:font-weight-complex="bold"/>
    </style:style>
    <style:style style:name="P7" style:family="paragraph" style:parent-style-name="Standard">
      <style:text-properties officeooo:paragraph-rsid="0012d4a5"/>
    </style:style>
    <style:style style:name="P8" style:family="paragraph" style:parent-style-name="Standard">
      <style:text-properties officeooo:rsid="001afd2d" officeooo:paragraph-rsid="001afd2d"/>
    </style:style>
    <style:style style:name="P9" style:family="paragraph" style:parent-style-name="Standard">
      <style:text-properties style:text-line-through-style="none" style:text-line-through-type="none" officeooo:rsid="001528e5" officeooo:paragraph-rsid="0010f07b"/>
    </style:style>
    <style:style style:name="P10" style:family="paragraph" style:parent-style-name="Standard">
      <style:text-properties style:text-line-through-style="none" style:text-line-through-type="none" officeooo:rsid="001d5581" officeooo:paragraph-rsid="001d5581"/>
    </style:style>
    <style:style style:name="P11" style:family="paragraph" style:parent-style-name="Standard">
      <style:text-properties officeooo:paragraph-rsid="001604c1" fo:background-color="#ff8000"/>
    </style:style>
    <style:style style:name="P12" style:family="paragraph" style:parent-style-name="Standard">
      <style:text-properties officeooo:rsid="001528e5" officeooo:paragraph-rsid="0010f07b" fo:background-color="#e0c2cd"/>
    </style:style>
    <style:style style:name="P13" style:family="paragraph" style:parent-style-name="Heading_20_3">
      <style:text-properties fo:font-weight="bold" officeooo:rsid="0012d98b" officeooo:paragraph-rsid="00151b7c" style:font-weight-asian="bold" style:font-weight-complex="bold"/>
    </style:style>
    <style:style style:name="P14" style:family="paragraph" style:parent-style-name="Preformatted_20_Text">
      <style:paragraph-properties fo:margin-top="0cm" fo:margin-bottom="0.499cm" loext:contextual-spacing="false"/>
    </style:style>
    <style:style style:name="P15" style:family="paragraph" style:parent-style-name="Text_20_body">
      <style:text-properties fo:font-weight="bold" officeooo:rsid="0012d98b" officeooo:paragraph-rsid="0012d98b" style:font-weight-asian="bold" style:font-weight-complex="bold"/>
    </style:style>
    <style:style style:name="P16" style:family="paragraph" style:parent-style-name="Text_20_body">
      <style:text-properties officeooo:paragraph-rsid="00154331"/>
    </style:style>
    <style:style style:name="P17" style:family="paragraph" style:parent-style-name="Text_20_body">
      <style:text-properties officeooo:rsid="001528e5" officeooo:paragraph-rsid="0010f07b"/>
    </style:style>
    <style:style style:name="P18" style:family="paragraph" style:parent-style-name="Text_20_body">
      <style:text-properties officeooo:rsid="001528e5" officeooo:paragraph-rsid="0017f515"/>
    </style:style>
    <style:style style:name="P19" style:family="paragraph" style:parent-style-name="Text_20_body">
      <style:text-properties officeooo:paragraph-rsid="0017f515"/>
    </style:style>
    <style:style style:name="P20" style:family="paragraph" style:parent-style-name="Text_20_body">
      <style:text-properties fo:background-color="#e0c2cd"/>
    </style:style>
    <style:style style:name="P21" style:family="paragraph" style:parent-style-name="Text_20_body">
      <style:text-properties officeooo:paragraph-rsid="001d5581"/>
    </style:style>
    <style:style style:name="P22" style:family="paragraph" style:parent-style-name="Text_20_body">
      <style:text-properties officeooo:paragraph-rsid="001fd13d"/>
    </style:style>
    <style:style style:name="P23" style:family="paragraph" style:parent-style-name="Text_20_body">
      <style:text-properties style:font-name="Liberation Mono" style:text-underline-style="solid" style:text-underline-width="auto" style:text-underline-color="font-color" officeooo:rsid="001528e5" officeooo:paragraph-rsid="001fd13d" fo:background-color="#ff0000" style:font-name-asian="Noto Sans Mono CJK SC" style:font-name-complex="Liberation Mono"/>
    </style:style>
    <style:style style:name="P24" style:family="paragraph" style:parent-style-name="Text_20_body">
      <style:text-properties style:font-name="Liberation Mono" style:text-underline-style="solid" style:text-underline-width="auto" style:text-underline-color="font-color" officeooo:rsid="001528e5" officeooo:paragraph-rsid="00237a0f" fo:background-color="#ff0000" style:font-name-asian="Noto Sans Mono CJK SC" style:font-name-complex="Liberation Mono"/>
    </style:style>
    <style:style style:name="P25" style:family="paragraph" style:parent-style-name="Text_20_body">
      <style:paragraph-properties fo:margin-left="0cm" fo:margin-right="0cm" fo:margin-top="0cm" fo:margin-bottom="0cm" loext:contextual-spacing="false" fo:text-indent="0cm" style:auto-text-indent="false"/>
    </style:style>
    <style:style style:name="P26" style:family="paragraph" style:parent-style-name="Preformatted_20_Text">
      <style:text-properties officeooo:rsid="001528e5" officeooo:paragraph-rsid="0010f07b"/>
    </style:style>
    <style:style style:name="P27" style:family="paragraph" style:parent-style-name="Preformatted_20_Text">
      <style:text-properties officeooo:paragraph-rsid="0017f515"/>
    </style:style>
    <style:style style:name="P28" style:family="paragraph" style:parent-style-name="Preformatted_20_Text">
      <style:text-properties officeooo:paragraph-rsid="002473c1"/>
    </style:style>
    <style:style style:name="P29" style:family="paragraph" style:parent-style-name="List_20_Contents" style:list-style-name="L1"/>
    <style:style style:name="P30" style:family="paragraph" style:parent-style-name="List_20_Contents" style:list-style-name="L1">
      <style:paragraph-properties fo:margin-left="2cm" fo:margin-right="0cm" fo:text-indent="0cm" style:auto-text-indent="false"/>
    </style:style>
    <style:style style:name="P31" style:family="paragraph" style:parent-style-name="List_20_Contents" style:list-style-name="L1">
      <style:paragraph-properties fo:margin-top="0cm" fo:margin-bottom="0.499cm" loext:contextual-spacing="false"/>
    </style:style>
    <style:style style:name="P32" style:family="paragraph" style:parent-style-name="Standard">
      <style:text-properties officeooo:paragraph-rsid="002658d2"/>
    </style:style>
    <style:style style:name="P33" style:family="paragraph" style:parent-style-name="Text_20_body" style:list-style-name="L1"/>
    <style:style style:name="T1" style:family="text">
      <style:text-properties fo:font-size="16pt" fo:font-weight="bold" officeooo:rsid="00071d9f" fo:background-color="#81d41a" loext:char-shading-value="0" style:font-size-asian="16pt" style:font-weight-asian="bold" style:font-size-complex="16pt" style:font-weight-complex="bold"/>
    </style:style>
    <style:style style:name="T2" style:family="text">
      <style:text-properties fo:font-size="16pt" fo:font-weight="bold" officeooo:rsid="0012d4a5" fo:background-color="#81d41a" loext:char-shading-value="0" style:font-size-asian="16pt" style:font-weight-asian="bold" style:font-size-complex="16pt" style:font-weight-complex="bold"/>
    </style:style>
    <style:style style:name="T3" style:family="text">
      <style:text-properties fo:background-color="#81d41a" loext:char-shading-value="0"/>
    </style:style>
    <style:style style:name="T4" style:family="text">
      <style:text-properties officeooo:rsid="00237a0f" fo:background-color="#81d41a" loext:char-shading-value="0"/>
    </style:style>
    <style:style style:name="T5" style:family="text">
      <style:text-properties fo:font-weight="bold"/>
    </style:style>
    <style:style style:name="T6" style:family="text">
      <style:text-properties officeooo:rsid="00151b7c"/>
    </style:style>
    <style:style style:name="T7" style:family="text">
      <style:text-properties officeooo:rsid="001604c1"/>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fd13d" fo:background-color="#ff0000" loext:char-shading-value="0"/>
    </style:style>
    <style:style style:name="T10" style:family="text">
      <style:text-properties officeooo:rsid="001528e5"/>
    </style:style>
    <style:style style:name="T11" style:family="text">
      <style:text-properties officeooo:rsid="001bc4ec"/>
    </style:style>
    <style:style style:name="T12" style:family="text">
      <style:text-properties style:text-line-through-style="none" style:text-line-through-type="none"/>
    </style:style>
    <style:style style:name="T13" style:family="text">
      <style:text-properties style:text-line-through-style="none" style:text-line-through-type="none" officeooo:rsid="001bc4ec"/>
    </style:style>
    <style:style style:name="T14" style:family="text">
      <style:text-properties fo:background-color="#e0c2cd" loext:char-shading-value="0"/>
    </style:style>
    <style:style style:name="T15" style:family="text">
      <style:text-properties officeooo:rsid="001d5581"/>
    </style:style>
    <style:style style:name="T16" style:family="text">
      <style:text-properties officeooo:rsid="001eb2e0"/>
    </style:style>
    <style:style style:name="T17" style:family="text">
      <style:text-properties officeooo:rsid="001fd13d"/>
    </style:style>
    <style:style style:name="T18" style:family="text">
      <style:text-properties style:font-name="Liberation Mono" style:text-underline-style="solid" style:text-underline-width="auto" style:text-underline-color="font-color" officeooo:rsid="00210c9b" fo:background-color="#ff0000" loext:char-shading-value="0" style:font-name-asian="Noto Sans Mono CJK SC" style:font-name-complex="Liberation Mono"/>
    </style:style>
    <style:style style:name="T19" style:family="text">
      <style:text-properties fo:color="#ffffff" officeooo:rsid="001604c1"/>
    </style:style>
    <style:style style:name="T20" style:family="text">
      <style:text-properties fo:color="#ffffff" officeooo:rsid="0022dcb6"/>
    </style:style>
    <style:style style:name="T21" style:family="text">
      <style:text-properties officeooo:rsid="002473c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CUERDA COMPROBAR EL ESTADO DE LA BATERIA NVRAM</text:p>
      <text:p text:style-name="P1"/>
      <text:p text:style-name="P8">No hace falta actualizar EC porque solo existe la versión 1.13</text:p>
      <text:p text:style-name="P8"/>
      <text:p text:style-name="P32"><text:span text:style-name="T11">Uff, vamos a ver. La documentación actualizada de Libreboot está fatal. El proceso está fatal documentado y con las nuevas herramientas de BUCTS y los flashrom para cada chip no funciona, hay que estar añadiendo el :laptop=force_I_want_a_brick e incluso el chip con -</text:span><text:span text:style-name="T13">c “MX25L1605D/…</text:span><text:span text:style-name="T12">” </text:span><text:span text:style-name="T13">y esto complica demasiado el proceso. Además de que después el BUCTS no se resetea a 0, hay que desmontar y quitar la pila… Vamos, una mierda. Pienso que es mejor el metodo anterior con el first_flash y second flash, no era tan complicado y no daba tantos problemas. Alguien sin experiencia no puede llevar a cabo el flasheo por este método.</text:span></text:p>
      <text:p text:style-name="P9"/>
      <text:p text:style-name="P10">INFORMACIÓN DE COMO FUNCIONA, SOLO COMO REFERENCIA:</text:p>
      <text:p text:style-name="P17"><text:span text:style-name="T14">Firstly, make sure that the yellow CMOS battery is installed, and functioning correctly. You could check the voltage. The battery is a CR2032 coin cell and it </text:span><text:span text:style-name="Emphasis"><text:span text:style-name="T14">should</text:span></text:span><text:span text:style-name="T14"> be providing a 3V signal. You should check this while it is connected to the board, because this will give a more accurate reading (if the battery is weak, it will have severe voltage drop when there is any load on it, which there will be. This coincell powers the real-time clock and CMOS memory).</text:span></text:p>
      <text:p text:style-name="P17"><text:span text:style-name="T14">Lenovo BIOS restricts write access, but there is a weakness in it. With a specially patched flashrom binary, you can easily flash it but the top 64KiB region of the boot flash, containing your bootblock, cannot be flashed just yet. However, there is a register called the </text:span><text:span text:style-name="Emphasis"><text:span text:style-name="T14">Backup Control</text:span></text:span><text:span text:style-name="T14"> or </text:span><text:span text:style-name="Emphasis"><text:span text:style-name="T14">BUC</text:span></text:span><text:span text:style-name="T14"> register and in that register is a status bit called </text:span><text:span text:style-name="Emphasis"><text:span text:style-name="T14">Top Swap</text:span></text:span><text:span text:style-name="T14"> or </text:span><text:span text:style-name="Emphasis"><text:span text:style-name="T14">TS</text:span></text:span><text:span text:style-name="T14">.</text:span></text:p>
      <text:p text:style-name="Text_20_body"><text:span text:style-name="T14">There are </text:span><text:span text:style-name="Emphasis"><text:span text:style-name="T14">2</text:span></text:span><text:span text:style-name="T14"> bootblocks possible. The </text:span><text:span text:style-name="Emphasis"><text:span text:style-name="T14">other</text:span></text:span><text:span text:style-name="T14"> bootblock is below the upper 64KiB one, which can’t be flashed, but the lower one can. By using bucts, you can set the machine to boot using that lower 64KiB bootblock, which is read-write. You do this by setting the BUC.TS register to 1, using the </text:span><text:span text:style-name="Source_20_Text"><text:span text:style-name="T14">bucts</text:span></text:span><text:span text:style-name="T14"> program referenced below.</text:span></text:p>
      <text:p text:style-name="P20">Libreboot ROM images already have the upper 64KiB bootblock copied to the lower one, so you don’t have to worry about copying it yourself.</text:p>
      <text:p text:style-name="P1"><text:span text:style-name="T14">If you </text:span><text:span text:style-name="Emphasis"><text:span text:style-name="T14">did</text:span></text:span><text:span text:style-name="T14"> run flashrom and it failed to flash, but you set bucts to 1 and shut down, don’t worry. Just remove the yellow coin-cell battery (it’s underneath the keyboard, connected to the mainboard), wait a minute or two, reconnect the coin-cell and try again from scratch. In this instance, if flashrom didn’t do anything, and didn’t flash anything, it means you still have Lenovo BIOS but if bucts is set to 1, you can flush it and set it back to 0. BUC.TS is stored in volatile memory, powered by that CR2032 coin-cell battery.</text:span></text:p>
      <text:p text:style-name="P12"/>
      <text:p text:style-name="P23"><text:span text:style-name="Source_20_Text"><text:span text:style-name="T17">INICIO PROCEDIMIENTO MALO</text:span></text:span></text:p>
      <text:p text:style-name="P1"/>
      <text:p text:style-name="P26"><text:span text:style-name="Source_20_Text">sudo ./bucts 1 </text:span><text:span text:style-name="Source_20_Text"><text:span text:style-name="T15">(</text:span></text:span><text:span text:style-name="Source_20_Text"><text:span text:style-name="T16">todos estos binarios </text:span></text:span><text:span text:style-name="Source_20_Text"><text:span text:style-name="T15">de la compilación de 2016 de coreboot… un cristo)</text:span></text:span></text:p>
      <text:p text:style-name="P19"><text:span text:style-name="Source_20_Text"><text:span text:style-name="T10">flashrom_i945_sst</text:span></text:span><text:span text:style-name="T10"> </text:span></text:p>
      <text:p text:style-name="P21"><text:span text:style-name="Source_20_Text">flashrom_i945_mx -</text:span><text:span text:style-name="Source_20_Text"><text:span text:style-name="T15">p internal</text:span></text:span><text:span text:style-name="Source_20_Text"><text:span text:style-name="T11">:laptop=force_I_want_a_brick...</text:span></text:span></text:p>
      <text:p text:style-name="P27"><text:span text:style-name="Source_20_Text">Your flash chip is in an unknown state.</text:span></text:p>
      <text:p text:style-name="P19"><text:span text:style-name="Source_20_Text"/></text:p>
      <text:p text:style-name="P19"><text:span text:style-name="Source_20_Text">If you see this, rejoice! It means that the flash was successful. Please do not panic. Shut down now, and wait a few seconds, then turn back on again.</text:span></text:p>
      <text:p text:style-name="P19"><text:soft-page-break/><text:span text:style-name="Source_20_Text"/></text:p>
      <text:p text:style-name="P28"><text:span text:style-name="Source_20_Text">sudo ./flashrom -p internal</text:span><text:span text:style-name="Source_20_Text"><text:span text:style-name="T11">:laptop=force_I_want_a_brick</text:span></text:span><text:span text:style-name="Source_20_Text"> -w libreboot.rom -</text:span><text:span text:style-name="Source_20_Text"><text:span text:style-name="T21">c “CHIP MACRONIX”</text:span></text:span></text:p>
      <text:p text:style-name="P28"><text:span text:style-name="Source_20_Text"/></text:p>
      <text:p text:style-name="P27"><text:span text:style-name="Source_20_Text">sudo ./bucts 0 </text:span><text:span text:style-name="Source_20_Text"><text:span text:style-name="T17">(Esto nunca funciona, hay que quitar la pila)</text:span></text:span></text:p>
      <text:p text:style-name="P19"><text:span text:style-name="Source_20_Text"><text:span text:style-name="T8">ONLY set bucts back to 0 if you’re sure that the upper 64KiB bootblock is flashed. It is flashed if flashrom said VERIFIED when running the above command.</text:span></text:span></text:p>
      <text:p text:style-name="P22"><text:span text:style-name="Source_20_Text"><text:span text:style-name="T9">FIN DE </text:span></text:span><text:span text:style-name="Source_20_Text"><text:span text:style-name="T18">PROCEDIMIENTO</text:span></text:span><text:span text:style-name="Source_20_Text"><text:span text:style-name="T9"> MALO</text:span></text:span></text:p>
      <text:p text:style-name="P18"/>
      <text:p text:style-name="P18"/>
      <text:p text:style-name="P24"><text:span text:style-name="Source_20_Text"><text:span text:style-name="T4">ESTE PROCEDIMIENTO ES MEJOR (REVISAR):</text:span></text:span></text:p>
      <text:p text:style-name="P1"><text:s text:c="3"/>12 <text:s/>wget https://www.mirrorservice.org/sites/libreboot.org/release/stable/20160907/libreboot_r20160907_util.tar.xz</text:p>
      <text:p text:style-name="P1"><text:s text:c="3"/>13 <text:s/>tar xf libreboot_r20160907_util.tar.xz libreboot_r20160907_util/</text:p>
      <text:p text:style-name="P1"><text:s text:c="3"/>15 <text:s/>cd libreboot_r20160907_util/</text:p>
      <text:p text:style-name="P1"/>
      <text:p text:style-name="P1"><text:s text:c="3"/>19 <text:s/>cd flashrom/</text:p>
      <text:p text:style-name="P1"><text:s text:c="3"/>22 <text:s/>cd i686/</text:p>
      <text:p text:style-name="P1"/>
      <text:p text:style-name="P1"><text:s text:c="3"/>25 <text:s/>sudo ./flashrom_lenovobios_sst -p internal -r factory.bin</text:p>
      <text:p text:style-name="P1"><text:s text:c="3"/>26 <text:s/>sudo ./flashrom_lenovobios_macronix -p internal -r factory.bin</text:p>
      <text:p text:style-name="P1"><text:s text:c="3"/>27 <text:s/>sudo ./flashrom_lenovobios_macronix -p internal -r factory2.bin</text:p>
      <text:p text:style-name="P1"><text:s text:c="3"/>28 <text:s/>sha512sum factory*</text:p>
      <text:p text:style-name="P1"><text:s text:c="3"/>30 <text:s/>rm factory2.bin </text:p>
      <text:p text:style-name="P1"/>
      <text:p text:style-name="P1"><text:s text:c="3"/>33 <text:s/>cp factory.bin /media/pablo/RXZ82/</text:p>
      <text:p text:style-name="P1"/>
      <text:p text:style-name="P1"><text:s text:c="3"/>40 <text:s/>wget https://mirror.math.princeton.edu/pub/libreboot/stable/20160907/rom/grub/libreboot_r20160907_grub_x60.tar.xz</text:p>
      <text:p text:style-name="P1"><text:s text:c="3"/>42 <text:s/>tar xf libreboot_r20160907_grub_x60.tar.xz </text:p>
      <text:p text:style-name="P1"><text:s text:c="3"/>45 <text:s/>cd libreboot_r20160907_util/</text:p>
      <text:p text:style-name="P1"/>
      <text:p text:style-name="P1"><text:s text:c="3"/>48 <text:s/>sudo ./flash i945lenovo\_firstflash x60_esqwerty_vesafb.rom </text:p>
      <text:p text:style-name="P2"><text:s text:c="3"/></text:p>
      <text:p text:style-name="P11"><text:span text:style-name="T19">Creo que aquí hay un </text:span><text:span text:style-name="T20">apgado de la maquina</text:span><text:span text:style-name="T19">.</text:span></text:p>
      <text:p text:style-name="P2"/>
      <text:p text:style-name="P2">49 <text:s/>cd x60/libreboot_r20160907_util/</text:p>
      <text:p text:style-name="P1"><text:s text:c="3"/>50 <text:s/>sudo ./flash i945lenovo\_secondflash x60_esqwerty_vesafb.rom </text:p>
      <text:p text:style-name="P1"/>
      <text:p text:style-name="P7"><text:span text:style-name="T1">ACTUALIZACIÓN DE UN </text:span><text:span text:style-name="T2">X60 s/t previamente con una BIOS libre</text:span><text:span text:style-name="T1">:</text:span></text:p>
      <text:p text:style-name="P4"/>
      <text:p text:style-name="P4"><text:span text:style-name="T3">sudo flashrom -p internal -w libreboot.rom</text:span> </text:p>
      <text:p text:style-name="P4"/>
      <text:p text:style-name="P5">Si esto no funciona y da un error, es porque ionem=relaxed no está puesto en el kernel (a traves de grub). Por ejemplo este error lo da con Debian, con Trisquel no hace falta cambiar nada.</text:p>
      <text:p text:style-name="P5"/>
      <text:p text:style-name="P15"><text:soft-page-break/><text:span text:style-name="T7">O</text:span>ne thing you still want to do before rebooting is setting coreboot settings, located in the rtc nvram or cmos to their default values: start in the coreboot tree</text:p>
      <text:p text:style-name="Preformatted_20_Text"><text:span text:style-name="Source_20_Text">cd util/nvramtool</text:span></text:p>
      <text:p text:style-name="Preformatted_20_Text"><text:span text:style-name="Source_20_Text">make</text:span></text:p>
      <text:p text:style-name="P14"><text:span text:style-name="Source_20_Text">./nvramtool -y ../../src/mainboard/lenovo/x60/cmos.layout -p ../../src/mainboard/lenovo/x60/cmos.default</text:span></text:p>
      <text:p text:style-name="P5"/>
      <text:h text:style-name="P13" text:outline-level="3">BUC.TS <text:span text:style-name="T6">SACADO DE DOCUMENTACION COREBOOT</text:span></text:h>
      <text:p text:style-name="Text_20_body"><text:span text:style-name="T5">B</text:span>ack<text:span text:style-name="T5">u</text:span>p <text:span text:style-name="T5">C</text:span>ontrol <text:span text:style-name="T5">T</text:span>op <text:span text:style-name="T5">S</text:span>wap. </text:p>
      <text:list xml:id="list1471667435" text:style-name="L1">
        <text:list-item>
          <text:p text:style-name="P33">Run the <text:span text:style-name="Source_20_Text">dd</text:span> command below to shift the first 64K of data from <text:span text:style-name="Source_20_Text">coreboot.rom</text:span> </text:p>
          <text:p text:style-name="P29"><text:span text:style-name="Source_20_Text">dd if=coreboot.rom of=top64k.bin bs=1 skip=$[$(stat -c %s coreboot.rom) - 0x10000] count=64k</text:span></text:p>
        </text:list-item>
        <text:list-item>
          <text:p text:style-name="P33">Run the dd command below to display the first 64k of <text:span text:style-name="Source_20_Text">coreboot.rom</text:span> </text:p>
          <text:p text:style-name="P29"><text:span text:style-name="Source_20_Text">dd if=coreboot.rom bs=1 skip=$[$(stat -c %s coreboot.rom) - 0x20000] count=64k | hexdump</text:span></text:p>
        </text:list-item>
        <text:list-item>
          <text:p text:style-name="P33">Verify that the complete range is filled with <text:span text:style-name="Source_20_Text">ff</text:span> bytes before proceeding. </text:p>
          <text:p text:style-name="P29">The output of the <text:span text:style-name="Source_20_Text">dd</text:span> command above must EXACTLY match the text below. If not, the coreboot image needs to be rebuilt with the second-to-last 64kbyte block unused. </text:p>
          <text:p text:style-name="P30"><text:span text:style-name="Source_20_Text">0000000 ffff ffff ffff ffff ffff ffff ffff ffff *0010000</text:span> </text:p>
        </text:list-item>
        <text:list-item>
          <text:p text:style-name="P33">Run the <text:span text:style-name="Source_20_Text">dd</text:span> command below: </text:p>
          <text:p text:style-name="P31"><text:span text:style-name="Source_20_Text">dd if=top64k.bin of=coreboot.rom bs=1 seek=$[$(stat -c %s coreboot.rom) - 0x20000] count=64k conv=notrunc</text:span></text:p>
        </text:list-item>
      </text:list>
      <text:p text:style-name="P16">What this did was copy the upper 64KiB section of the ROM image, into the section below. This is the boot block; lenovobios prevents writing to the upper 64KiB block (by default, it prevents all other regions but a patched flashrom binary can flash those regions in software). A utility called <text:span text:style-name="T5">bucts</text:span> will be used later on to set the system up so that it boots from the before-final 64KiB block during the initial installation of coreboot. (doing this makes the ROM suitable for use when flashing a system that still has Lenovo BIOS running, using those instructions: <text:a xlink:type="simple" xlink:href="http://www.coreboot.org/Board:lenovo/x60/Installation" text:style-name="Internet_20_link" text:visited-style-name="Visited_20_Internet_20_Link">http://www.coreboot.org/Board:lenovo/x60/Installation</text:a>.</text:p>
      <text:p text:style-name="P5"/>
      <text:p text:style-name="P15"/>
      <text:p text:style-name="P25">When flashing the Zerocat ROM onto an</text:p>
      <text:p text:style-name="P25">Already-Running-With-Coreboot-Machine, remember to reset the CMOS</text:p>
      <text:p text:style-name="P25">Checksum:</text:p>
      <text:p text:style-name="Text_20_body"/>
      <text:p text:style-name="P25">* pull the coin battery</text:p>
      <text:p text:style-name="P25">* or use `sudo ./nvramtool -c 0x00`.</text:p>
      <text:p text:style-name="P5"/>
      <text:p text:style-name="P6">Recuerda hacer el: $ sudo powertop - -calibrate (-c) para evitar ruiditos del procesador, pantalla,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7:49:14.990735593</meta:creation-date>
    <dc:date>2022-01-20T19:54:23.423076922</dc:date>
    <meta:editing-duration>PT1H2M34S</meta:editing-duration>
    <meta:editing-cycles>24</meta:editing-cycles>
    <meta:generator>LibreOffice/6.4.7.2$Linux_X86_64 LibreOffice_project/40$Build-2</meta:generator>
    <meta:document-statistic meta:table-count="0" meta:image-count="0" meta:object-count="0" meta:page-count="3" meta:paragraph-count="64" meta:word-count="1012" meta:character-count="6607" meta:non-whitespace-character-count="5581"/>
  </office:meta>
</office:document-meta>
</file>